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text-properties fo:background-color="#00a933"/>
    </style:style>
    <style:style style:name="P2" style:family="paragraph" style:parent-style-name="Standard">
      <style:text-properties style:use-window-font-color="true" loext:opacity="0%" officeooo:rsid="000fa038" officeooo:paragraph-rsid="000fa038" fo:background-color="#00a933"/>
    </style:style>
    <style:style style:name="P3" style:family="paragraph" style:parent-style-name="Standard">
      <style:text-properties fo:background-color="#00a933"/>
    </style:style>
    <style:style style:name="P4" style:family="paragraph" style:parent-style-name="Standard">
      <style:text-properties officeooo:rsid="0018ba5a" officeooo:paragraph-rsid="0018ba5a" fo:background-color="#00a933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c2c34" loext:opacity="100%" style:font-name="Roboto" fo:font-size="12pt" fo:letter-spacing="normal" fo:font-style="normal" fo:font-weight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 style:list-style-name="L4">
      <style:paragraph-properties fo:margin-top="0in" fo:margin-bottom="0.1146in" style:contextual-spacing="false" fo:orphans="2" fo:widows="2"/>
      <style:text-properties fo:font-variant="normal" fo:text-transform="none" fo:color="#2c2c34" loext:opacity="100%" style:font-name="Roboto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.1146in" style:contextual-spacing="false" fo:orphans="2" fo:widows="2"/>
      <style:text-properties fo:font-variant="normal" fo:text-transform="none" fo:color="#c9211e" loext:opacity="100%" style:font-name="Roboto" fo:font-size="12pt" fo:letter-spacing="normal" fo:font-style="normal" fo:font-weight="bold" style:font-weight-asian="bold" style:font-weight-complex="bold"/>
    </style:style>
    <style:style style:name="P9" style:family="paragraph" style:parent-style-name="Text_20_body" style:list-style-name="L3">
      <style:paragraph-properties fo:margin-top="0in" fo:margin-bottom="0.1146in" style:contextual-spacing="false" fo:orphans="2" fo:widows="2"/>
      <style:text-properties fo:font-variant="normal" fo:text-transform="none" fo:color="#ff0000" loext:opacity="100%" style:font-name="Roboto" fo:font-size="12pt" fo:letter-spacing="normal" fo:font-style="normal" fo:font-weight="bold" style:font-weight-asian="bold" style:font-weight-complex="bold"/>
    </style:style>
    <style:style style:name="P10" style:family="paragraph" style:parent-style-name="Text_20_body" style:list-style-name="L5">
      <style:paragraph-properties fo:margin-top="0in" fo:margin-bottom="0.1146in" style:contextual-spacing="false" fo:orphans="2" fo:widows="2"/>
      <style:text-properties fo:font-variant="normal" fo:text-transform="none" fo:color="#ff0000" loext:opacity="100%" style:font-name="Roboto" fo:font-size="12pt" fo:letter-spacing="normal" fo:font-style="normal" fo:font-weight="bold" style:font-weight-asian="bold" style:font-weight-complex="bold"/>
    </style:style>
    <style:style style:name="P11" style:family="paragraph" style:parent-style-name="Text_20_body" style:list-style-name="L6">
      <style:paragraph-properties fo:margin-top="0in" fo:margin-bottom="0.1146in" style:contextual-spacing="false" fo:orphans="2" fo:widows="2"/>
      <style:text-properties fo:font-variant="normal" fo:text-transform="none" fo:color="#ff0000" loext:opacity="100%" style:font-name="Roboto" fo:font-size="12pt" fo:letter-spacing="normal" fo:font-style="normal" fo:font-weight="bold" style:font-weight-asian="bold" style:font-weight-complex="bold"/>
    </style:style>
    <style:style style:name="P12" style:family="paragraph" style:parent-style-name="Text_20_body" style:list-style-name="L7">
      <style:paragraph-properties fo:margin-top="0in" fo:margin-bottom="0.1146in" style:contextual-spacing="false" fo:orphans="2" fo:widows="2"/>
      <style:text-properties fo:font-variant="normal" fo:text-transform="none" fo:color="#ff0000" loext:opacity="100%" style:font-name="Roboto" fo:font-size="12pt" fo:letter-spacing="normal" fo:font-style="normal" fo:font-weight="bold" style:font-weight-asian="bold" style:font-weight-complex="bold"/>
    </style:style>
    <style:style style:name="P13" style:family="paragraph" style:parent-style-name="Text_20_body" style:list-style-name="L8">
      <style:paragraph-properties fo:margin-top="0in" fo:margin-bottom="0.1146in" style:contextual-spacing="false" fo:orphans="2" fo:widows="2"/>
      <style:text-properties fo:font-variant="normal" fo:text-transform="none" fo:color="#ff0000" loext:opacity="100%" style:font-name="Roboto" fo:font-size="12pt" fo:letter-spacing="normal" fo:font-style="normal" fo:font-weight="bold" style:font-weight-asian="bold" style:font-weight-complex="bold"/>
    </style:style>
    <style:style style:name="P14" style:family="paragraph" style:parent-style-name="Text_20_body" style:list-style-name="L9">
      <style:paragraph-properties fo:margin-top="0in" fo:margin-bottom="0.1146in" style:contextual-spacing="false" fo:orphans="2" fo:widows="2"/>
      <style:text-properties fo:font-variant="normal" fo:text-transform="none" fo:color="#ff0000" loext:opacity="100%" style:font-name="Roboto" fo:font-size="12pt" fo:letter-spacing="normal" fo:font-style="normal" fo:font-weight="bold" style:font-weight-asian="bold" style:font-weight-complex="bold"/>
    </style:style>
    <style:style style:name="P15" style:family="paragraph" style:parent-style-name="Text_20_body" style:list-style-name="L2">
      <style:paragraph-properties fo:margin-top="0in" fo:margin-bottom="0.1146in" style:contextual-spacing="false" fo:orphans="2" fo:widows="2"/>
    </style:style>
    <style:style style:name="T1" style:family="text">
      <style:text-properties fo:background-color="#00a933" loext:char-shading-value="0"/>
    </style:style>
    <style:style style:name="T2" style:family="text">
      <style:text-properties officeooo:rsid="0013ffb3" fo:background-color="#00a933" loext:char-shading-value="0"/>
    </style:style>
    <style:style style:name="T3" style:family="text">
      <style:text-properties fo:font-variant="normal" fo:text-transform="none" fo:color="#2c2c34" loext:opacity="100%" style:font-name="Roboto" fo:font-size="12pt" fo:letter-spacing="normal" fo:font-style="normal" fo:font-weight="normal"/>
    </style:style>
    <style:style style:name="T4" style:family="text">
      <style:text-properties fo:font-variant="normal" fo:text-transform="none" fo:color="#00a3a7" loext:opacity="100%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style:font-name="Roboto" fo:font-size="12pt" fo:letter-spacing="normal" fo:font-style="normal" fo:font-weight="normal"/>
    </style:style>
    <style:style style:name="T6" style:family="text">
      <style:text-properties fo:font-variant="normal" fo:text-transform="none" style:font-name="Robot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ff0000" loext:opacity="100%" style:font-name="Roboto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ff0000" loext:opacity="100%" style:font-name="Roboto" fo:font-size="12pt" fo:letter-spacing="normal" fo:font-style="normal" fo:font-weight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682324751" text:style-name="L1">
        <text:list-header>
          <text:p text:style-name="P8">Setup multiple servers with different ports.</text:p>
        </text:list-header>
      </text:list>
      <text:p text:style-name="Standard"/>
      <text:p text:style-name="Standard"/>
      <text:p text:style-name="Standard">.<text:span text:style-name="T1">/webserv tests_webserv/config/webserv_tests.conf</text:span></text:p>
      <text:p text:style-name="P1">curl -v http://127.0.0.1:8080/</text:p>
      <text:p text:style-name="Standard"/>
      <text:p text:style-name="Standard"/>
      <text:p text:style-name="Standard">Attendu : HTTP/1.1 200 OK, body contient Site 1 - Home (port 8080).</text:p>
      <text:p text:style-name="Standard"/>
      <text:p text:style-name="P1">curl -v http://127.0.0.1:8081/</text:p>
      <text:p text:style-name="Standard"/>
      <text:p text:style-name="Standard"/>
      <text:p text:style-name="Standard">Attendu : HTTP/1.1 200 OK, body contient Site 2 - Home (port 8081).</text:p>
      <text:p text:style-name="Standard"/>
      <text:list xml:id="list806971508" text:style-name="L2">
        <text:list-header>
          <text:p text:style-name="P15"><text:span text:style-name="T7">Setup multiple servers with different hostnames</text:span><text:span text:style-name="T8"> </text:span></text:p>
        </text:list-header>
      </text:list>
      <text:p text:style-name="Standard"/>
      <text:p text:style-name="P1">./webserv tests_webserv/config/vhost_tests.conf</text:p>
      <text:p text:style-name="Standard"/>
      <text:p text:style-name="Standard"/>
      <text:p text:style-name="Standard">Puis :</text:p>
      <text:p text:style-name="Standard"/>
      <text:p text:style-name="P1">curl -v --resolve example.com:8082:127.0.0.1 http://example.com:8082/</text:p>
      <text:p text:style-name="Standard"/>
      <text:p text:style-name="Standard"/>
      <text:p text:style-name="Standard">Attendu : 200 OK, body contient Vhost 1 - example.com.</text:p>
      <text:p text:style-name="Standard"/>
      <text:p text:style-name="P1">curl -v --resolve test.com:8082:127.0.0.1 http://test.com:8082/</text:p>
      <text:p text:style-name="Standard"/>
      <text:p text:style-name="Standard"/>
      <text:p text:style-name="Standard">Attendu : 200 OK, body contient Vhost 2 - test.com.</text:p>
      <text:p text:style-name="Standard"/>
      <text:list xml:id="list4015756177" text:style-name="L3">
        <text:list-header>
          <text:p text:style-name="P9">Setup default error page (try to change the error 404).</text:p>
        </text:list-header>
      </text:list>
      <text:p text:style-name="Standard"/>
      <text:p text:style-name="P1">curl -v http://127.0.0.1:8080/does_not_exist</text:p>
      <text:p text:style-name="Standard"/>
      <text:p text:style-name="Standard"/>
      <text:p text:style-name="Standard">Attendu :</text:p>
      <text:p text:style-name="Standard"/>
      <text:p text:style-name="Standard">Status : 404 Not Found</text:p>
      <text:p text:style-name="Standard"/>
      <text:p text:style-name="Standard">Body : contenu de site1/errors/404.html (404 - Not Found (custom)).</text:p>
      <text:p text:style-name="Standard"/>
      <text:p text:style-name="P5"><text:tab/><text:tab/><text:tab/><text:tab/><text:tab/><text:span text:style-name="T11">Limit the client body</text:span></text:p>
      <text:p text:style-name="Standard"/>
      <text:p text:style-name="Standard">Corps court (&lt; 32 octets) :</text:p>
      <text:p text:style-name="Standard"/>
      <text:p text:style-name="P1">curl -v -X POST http://127.0.0.1:8080/body-limit \</text:p>
      <text:p text:style-name="P1"><text:s text:c="5"/>-H "Content-Type: text/plain" \</text:p>
      <text:p text:style-name="P1"><text:s text:c="5"/>--data "short body"</text:p>
      <text:p text:style-name="Standard"><text:soft-page-break/></text:p>
      <text:p text:style-name="Standard"/>
      <text:p text:style-name="Standard">Attendu : 200 OK (ou autre 2xx), pas 413.</text:p>
      <text:p text:style-name="Standard"/>
      <text:p text:style-name="Standard">Corps long (&gt; 32 octets) :</text:p>
      <text:p text:style-name="Standard"/>
      <text:p text:style-name="P1">curl -v -X POST http://127.0.0.1:8080/body-limit \</text:p>
      <text:p text:style-name="P1"><text:s text:c="5"/>-H "Content-Type: text/plain" \</text:p>
      <text:p text:style-name="P1"><text:s text:c="5"/>--data "This body is definitely longer than thirty-two bytes."</text:p>
      <text:p text:style-name="Standard"/>
      <text:p text:style-name="Standard"/>
      <text:p text:style-name="Standard">Attendu :</text:p>
      <text:p text:style-name="Standard"/>
      <text:p text:style-name="Standard">413 Payload Too Large</text:p>
      <text:p text:style-name="Standard"/>
      <text:p text:style-name="Standard">Body = 413.html custom.</text:p>
      <text:p text:style-name="Standard"/>
      <text:list xml:id="list607307249" text:style-name="L4">
        <text:list-header>
          <text:p text:style-name="P7"><text:span text:style-name="T11">Setup routes in a server to different directories</text:span>.</text:p>
        </text:list-header>
      </text:list>
      <text:p text:style-name="Standard"/>
      <text:p text:style-name="Standard">curl -v http://127.0.0.1:8080/list/</text:p>
      <text:p text:style-name="Standard"/>
      <text:p text:style-name="Standard"/>
      <text:p text:style-name="Standard">Attendu :</text:p>
      <text:p text:style-name="Standard"/>
      <text:p text:style-name="Standard">200 OK</text:p>
      <text:p text:style-name="Standard"/>
      <text:p text:style-name="Standard">HTML d’autoindex listant file1.txt et file2.txt.</text:p>
      <text:p text:style-name="Standard"/>
      <text:list xml:id="list4048631680" text:style-name="L5">
        <text:list-header>
          <text:p text:style-name="P10">Setup a default file to search for if you ask for a directory.</text:p>
        </text:list-header>
      </text:list>
      <text:p text:style-name="Standard"/>
      <text:p text:style-name="P1">curl -v http://127.0.0.1:8080/</text:p>
      <text:p text:style-name="Standard"/>
      <text:p text:style-name="Standard"/>
      <text:p text:style-name="Standard">Attendu : 200 OK, sert site1/index.html.</text:p>
      <text:p text:style-name="Standard"/>
      <text:list xml:id="list638260924" text:style-name="L6">
        <text:list-header>
          <text:p text:style-name="P11">Setup a list of methods accepted for a certain route (e.g., try to delete something with and without permission).</text:p>
        </text:list-header>
      </text:list>
      <text:p text:style-name="Standard"/>
      <text:p text:style-name="Standard"/>
      <text:p text:style-name="Standard">Route GET-only :</text:p>
      <text:p text:style-name="Standard"/>
      <text:p text:style-name="P1">curl -v http://127.0.0.1:8080/methods/get-only</text:p>
      <text:p text:style-name="Standard"/>
      <text:p text:style-name="Standard"/>
      <text:p text:style-name="Standard">Attendu : 200 OK.</text:p>
      <text:p text:style-name="Standard"/>
      <text:p text:style-name="P1">curl -v -X DELETE http://127.0.0.1:8080/methods/get-only</text:p>
      <text:p text:style-name="Standard"/>
      <text:p text:style-name="Standard"/>
      <text:p text:style-name="Standard">Attendu :</text:p>
      <text:p text:style-name="Standard"><text:soft-page-break/></text:p>
      <text:p text:style-name="Standard">405 Method Not Allowed</text:p>
      <text:p text:style-name="Standard"/>
      <text:p text:style-name="Standard">Header Allow: GET.</text:p>
      <text:p text:style-name="Standard"/>
      <text:p text:style-name="Standard">Route GET/DELETE :</text:p>
      <text:p text:style-name="Standard"/>
      <text:p text:style-name="P1">curl -v -X DELETE http://127.0.0.1:8080/delete/to_delete.txt</text:p>
      <text:p text:style-name="Standard"/>
      <text:p text:style-name="Standard"/>
      <text:p text:style-name="Standard">Attendu :</text:p>
      <text:p text:style-name="Standard"/>
      <text:p text:style-name="Standard">200 OK (ou 204 selon ton implémentation),</text:p>
      <text:p text:style-name="Standard"/>
      <text:p text:style-name="Standard">le fichier tests_webserv/www/site1/delete/to_delete.txt est supprimé.</text:p>
      <text:p text:style-name="Standard"/>
      <text:p text:style-name="P6">🔹 Basic checks<text:tab/><text:tab/></text:p>
      <text:list xml:id="list4232796447" text:style-name="L7">
        <text:list-header>
          <text:p text:style-name="P12">GET, POST and DELETE requests should work.</text:p>
        </text:list-header>
      </text:list>
      <text:p text:style-name="Standard"/>
      <text:p text:style-name="Standard"/>
      <text:p text:style-name="Standard">GET (déjà vu) :</text:p>
      <text:p text:style-name="Standard"/>
      <text:p text:style-name="P1">curl -v http://127.0.0.1:8080/</text:p>
      <text:p text:style-name="Standard"/>
      <text:p text:style-name="Standard"/>
      <text:p text:style-name="Standard">POST (upload) :</text:p>
      <text:p text:style-name="P1"/>
      <text:p text:style-name="P1">curl -v -X POST http://127.0.0.1:8080/upload/test.txt \</text:p>
      <text:p text:style-name="P1"><text:s text:c="5"/>-H "Content-Type: text/plain" \</text:p>
      <text:p text:style-name="P1"><text:s text:c="5"/>--data "Hello upload"</text:p>
      <text:p text:style-name="Standard"/>
      <text:p text:style-name="Standard"/>
      <text:p text:style-name="Standard">Attendu :</text:p>
      <text:p text:style-name="Standard"/>
      <text:p text:style-name="Standard">Status 2xx (souvent 201 ou 200).</text:p>
      <text:p text:style-name="Standard"/>
      <text:p text:style-name="Standard">Création d’un fichier tests_webserv/www/site1/uploads/test.txt contenant Hello upload.</text:p>
      <text:p text:style-name="Standard"/>
      <text:p text:style-name="Standard">DELETE (déjà vu) :</text:p>
      <text:p text:style-name="Standard"/>
      <text:p text:style-name="P1">curl -v -X DELETE http://127.0.0.1:8080/delete/to_delete.txt</text:p>
      <text:p text:style-name="Standard"/>
      <text:p text:style-name="Standard"/>
      <text:p text:style-name="Standard">Attendu : succès + fichier supprimé.</text:p>
      <text:p text:style-name="Standard"/>
      <text:list xml:id="list3956342013" text:style-name="L8">
        <text:list-header>
          <text:p text:style-name="P13">UNKNOWN requests should not result in a crash.</text:p>
        </text:list-header>
      </text:list>
      <text:p text:style-name="Standard"/>
      <text:p text:style-name="P4">curl -v -X FOO http://127.0.0.1:8080/</text:p>
      <text:p text:style-name="Standard"/>
      <text:p text:style-name="Standard"/>
      <text:p text:style-name="Standard">Attendu :</text:p>
      <text:p text:style-name="Standard"><text:soft-page-break/></text:p>
      <text:p text:style-name="Standard">une réponse 4xx ou 5xx (typiquement 501 Not Implemented ou 400 Bad Request suivant ce qu’on a codé),</text:p>
      <text:p text:style-name="Standard"/>
      <text:list xml:id="list1464723498" text:style-name="L9">
        <text:list-header>
          <text:p text:style-name="P14">Upload some file to the server and get it back.</text:p>
        </text:list-header>
      </text:list>
      <text:p text:style-name="Standard"/>
      <text:p text:style-name="Standard"/>
      <text:p text:style-name="Standard">Upload :</text:p>
      <text:p text:style-name="Standard"/>
      <text:p text:style-name="P1">curl -v -X POST http://127.0.0.1:8080/upload/hello.txt \</text:p>
      <text:p text:style-name="P1"><text:s text:c="5"/>-H "Content-Type: text/plain" \</text:p>
      <text:p text:style-name="P1"><text:s text:c="5"/>--data "Hello from uploaded file"</text:p>
      <text:p text:style-name="Standard"/>
      <text:p text:style-name="Standard"/>
      <text:p text:style-name="Standard">Puis :</text:p>
      <text:p text:style-name="Standard"/>
      <text:p text:style-name="P1">curl -v http://127.0.0.1:8080/upload/hello.txt</text:p>
      <text:p text:style-name="Standard"/>
      <text:p text:style-name="Standard"/>
      <text:p text:style-name="Standard">Attendu :</text:p>
      <text:p text:style-name="Standard"/>
      <text:p text:style-name="Standard">200 OK,</text:p>
      <text:p text:style-name="Standard"/>
      <text:p text:style-name="Standard">Body : Hello from uploaded file.</text:p>
      <text:p text:style-name="P6"/>
      <text:p text:style-name="P6">🔹 CGI</text:p>
      <text:p text:style-name="Standard"/>
      <text:p text:style-name="Standard">Toujours avec webserv_tests.conf sur 8080.</text:p>
      <text:p text:style-name="Standard"/>
      <text:p text:style-name="Standard">1) CGI GET</text:p>
      <text:p text:style-name="P1">curl -v http://127.0.0.1:8080/cgi/hello.py</text:p>
      <text:p text:style-name="Standard"/>
      <text:p text:style-name="Standard"/>
      <text:p text:style-name="Standard">Attendu :</text:p>
      <text:p text:style-name="Standard"/>
      <text:p text:style-name="Standard">200 OK,</text:p>
      <text:p text:style-name="Standard"/>
      <text:p text:style-name="Standard">Body contient Hello from CGI! et des lignes REQUEST_METHOD=GET, etc.</text:p>
      <text:p text:style-name="Standard"/>
      <text:p text:style-name="Standard">2) CGI POST</text:p>
      <text:p text:style-name="Standard"><text:span text:style-name="T1">curl -</text:span><text:span text:style-name="T2">s</text:span><text:span text:style-name="T1"> -X POST http://127.0.0.1:8080/cgi/echo_post.py \</text:span></text:p>
      <text:p text:style-name="P1"><text:s text:c="5"/>-H "Content-Type: text/plain" \</text:p>
      <text:p text:style-name="P1"><text:s text:c="5"/>--data "hello from POST CGI"</text:p>
      <text:p text:style-name="Standard"/>
      <text:p text:style-name="Standard"/>
      <text:p text:style-name="Standard">Attendu :</text:p>
      <text:p text:style-name="Standard"/>
      <text:p text:style-name="Standard">200 OK,</text:p>
      <text:p text:style-name="Standard"/>
      <text:p text:style-name="Standard">Body contient You sent via POST: puis hello from POST CGI.</text:p>
      <text:p text:style-name="Standard"/>
      <text:p text:style-name="Standard">3) CGI + chemin relatif</text:p>
      <text:p text:style-name="P1"><text:soft-page-break/>curl -v http://127.0.0.1:8080/cgi/read_file.py</text:p>
      <text:p text:style-name="Standard"/>
      <text:p text:style-name="Standard"/>
      <text:p text:style-name="Standard">Attendu :</text:p>
      <text:p text:style-name="Standard"/>
      <text:p text:style-name="Standard">200 OK,</text:p>
      <text:p text:style-name="Standard"/>
      <text:p text:style-name="Standard">Body avec quelque chose comme :</text:p>
      <text:p text:style-name="Standard"/>
      <text:p text:style-name="Standard">CWD: ...cgi (selon comment tu gères le chdir),</text:p>
      <text:p text:style-name="Standard"/>
      <text:p text:style-name="Standard">data.txt content:,</text:p>
      <text:p text:style-name="Standard"/>
      <text:p text:style-name="Standard">Hello from data.txt inside CGI directory.</text:p>
      <text:p text:style-name="Standard"/>
      <text:p text:style-name="Standard"/>
      <text:p text:style-name="Standard">4) CGI avec erreur</text:p>
      <text:p text:style-name="P1">curl -v http://127.0.0.1:8080/cgi/error.py</text:p>
      <text:p text:style-name="Standard"/>
      <text:p text:style-name="Standard"/>
      <text:p text:style-name="Standard">Attendu :</text:p>
      <text:p text:style-name="Standard"/>
      <text:p text:style-name="Standard">Pas de crash serveur,</text:p>
      <text:p text:style-name="Standard"/>
      <text:p text:style-name="Standard">Réponse d’erreur (typiquement 500 Internal Server Error),</text:p>
      <text:p text:style-name="Standard"/>
      <text:p text:style-name="Standard">Un message dans les logs / stderr côté serveur.</text:p>
      <text:p text:style-name="Standard"/>
      <text:p text:style-name="Standard">5) CGI avec boucle infinie</text:p>
      <text:p text:style-name="P1">curl -v http://127.0.0.1:8080/cgi/infinite_loop.py</text:p>
      <text:p text:style-name="Standard"/>
      <text:p text:style-name="Standard"/>
      <text:p text:style-name="Standard">Attendu :</text:p>
      <text:p text:style-name="Standard"/>
      <text:p text:style-name="Standard">Le serveur ne bloque pas indéfiniment (timeout CGI),</text:p>
      <text:p text:style-name="Standard"/>
      <text:p text:style-name="Standard">Réponse d’erreur (souvent 504 Gateway Timeout ou 500),</text:p>
      <text:p text:style-name="Standard"/>
      <text:p text:style-name="Standard">Pas de crash.</text:p>
      <text:p text:style-name="Standard"/>
      <text:p text:style-name="P6">🔹 Tests navigateur</text:p>
      <text:p text:style-name="Standard"/>
      <text:p text:style-name="Standard">Toujours sur http://127.0.0.1:8080 avec webserv_tests.conf.</text:p>
      <text:p text:style-name="Standard"/>
      <text:p text:style-name="P1">Ouvre http://127.0.0.1:8080/ :</text:p>
      <text:p text:style-name="Standard"/>
      <text:p text:style-name="Standard">Attendu : page Site 1 - Home OK, réseau affiche 200.</text:p>
      <text:p text:style-name="Standard"/>
      <text:p text:style-name="Standard">Mauvaise URL : <text:span text:style-name="T1">http://127.0.0.1:8080/not-here :</text:span></text:p>
      <text:p text:style-name="Standard"/>
      <text:p text:style-name="Standard">Attendu : 404 + page custom.</text:p>
      <text:p text:style-name="Standard"/>
      <text:p text:style-name="Standard"><text:soft-page-break/>Listing de dossier : <text:span text:style-name="T1">http://127.0.0.1:8080/list/</text:span> :</text:p>
      <text:p text:style-name="Standard"/>
      <text:p text:style-name="Standard">Attendu : page autoindex avec file1.txt, file2.txt.</text:p>
      <text:p text:style-name="Standard"/>
      <text:p text:style-name="Standard">Redirection : <text:span text:style-name="T1">http://127.0.0.1:8080/old-page </text:span>:</text:p>
      <text:p text:style-name="Standard"/>
      <text:p text:style-name="Standard">Attendu :</text:p>
      <text:p text:style-name="Standard"/>
      <text:p text:style-name="Standard">première requête : 301 vers /redirect/landing.html,</text:p>
      <text:p text:style-name="Standard"/>
      <text:p text:style-name="Standard">puis 200 sur /redirect/landing.html.</text:p>
      <text:p text:style-name="Standard"/>
      <text:p text:style-name="Standard">Site statique complet <text:span text:style-name="T1">: navigate entre / et /about.html → tout OK.</text:span></text:p>
      <text:p text:style-name="Standard"/>
      <text:p text:style-name="Standard">Regarde aussi dans l’onglet Network les headers request/response.</text:p>
      <text:p text:style-name="Standard"/>
      <text:p text:style-name="P6">🔹 Port issues</text:p>
      <text:p text:style-name="Standard">1) Multi-ports déjà vu</text:p>
      <text:p text:style-name="Standard"/>
      <text:p text:style-name="Standard">8080 / 8081 avec webserv_tests.conf.</text:p>
      <text:p text:style-name="Standard"/>
      <text:p text:style-name="P1">2) Même port plusieurs fois dans la config</text:p>
      <text:p text:style-name="Standard">./webserv tests_webserv/config/bad_same_port.conf</text:p>
      <text:p text:style-name="Standard"/>
      <text:p text:style-name="Standard"/>
      <text:p text:style-name="Standard">Puis :</text:p>
      <text:p text:style-name="Standard"/>
      <text:p text:style-name="Standard">curl -v http://127.0.0.1:8083/</text:p>
      <text:p text:style-name="Standard"/>
      <text:p text:style-name="Standard"/>
      <text:p text:style-name="Standard">Attendu :</text:p>
      <text:p text:style-name="Standard"/>
      <text:p text:style-name="Standard">Tu vois toujours le contenu de site1/index.html.</text:p>
      <text:p text:style-name="Standard"/>
      <text:p text:style-name="Standard">Il n’y a aucun moyen d’atteindre site2 sur ce port → c’est ce que tu expliques comme “config incohérente, seul le premier server est utilisé (default server)”.</text:p>
      <text:p text:style-name="Standard"/>
      <text:p text:style-name="P1">3) Deux serveurs binaires, ports communs</text:p>
      <text:p text:style-name="Standard"/>
      <text:p text:style-name="Standard">Terminal 1 :</text:p>
      <text:p text:style-name="Standard"/>
      <text:p text:style-name="Standard">./webserv tests_webserv/config/webserv_tests.conf</text:p>
      <text:p text:style-name="Standard"/>
      <text:p text:style-name="Standard"/>
      <text:p text:style-name="Standard">(ça prend 8080 et 8081)</text:p>
      <text:p text:style-name="Standard"/>
      <text:p text:style-name="Standard">Terminal 2 :</text:p>
      <text:p text:style-name="Standard"/>
      <text:p text:style-name="P1">./webserv tests_webserv/config/port_conflict.conf</text:p>
      <text:p text:style-name="Standard"/>
      <text:p text:style-name="Standard"/>
      <text:p text:style-name="Standard">Attendu :</text:p>
      <text:p text:style-name="Standard"><text:soft-page-break/></text:p>
      <text:p text:style-name="Standard">Le second serveur échoue au démarrage avec une erreur du type “bind: Address already in use” / “failed to bind”.</text:p>
      <text:p text:style-name="Standard"/>
      <text:p text:style-name="Standard">Tu expliques : au niveau OS, un (IP,port) ne peut être écouté que par un seul process</text:p>
      <text:p text:style-name="Standard"/>
      <text:p text:style-name="Standard"/>
      <text:p text:style-name="Standard"/>
      <text:p text:style-name="Standard"/>
      <text:p text:style-name="P2">SIEGE TESTS</text:p>
      <text:p text:style-name="P2"/>
      <text:p text:style-name="P2">siege -b -t 1M -c 100 http://127.0.0.1:8080/index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01:11:57.947759468</meta:creation-date>
    <dc:date>2025-12-28T18:51:25.223298761</dc:date>
    <meta:editing-duration>P1DT4H43M2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7" meta:paragraph-count="149" meta:word-count="805" meta:character-count="5484" meta:non-whitespace-character-count="4786"/>
  </office:meta>
</office:document-meta>
</file>